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4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299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6717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052023-162247" table:style-name="ta1">
        <table:shapes>
          <draw:frame draw:z-index="0" draw:style-name="gr1" draw:text-style-name="P1" svg:width="6.2988in" svg:height="3.5429in" svg:x="0.4224in" svg:y="0.0394in">
            <draw:object draw:notify-on-update-of-ranges="'25052023-162247'.C1:'25052023-162247'.C1 '25052023-162247'.C2:'25052023-162247'.C348 '25052023-162247'.D1:'25052023-162247'.D1 '25052023-162247'.D2:'25052023-162247'.D3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1</text:p>
          </table:table-cell>
          <table:table-cell office:value-type="string" calcext:value-type="string">
            <text:p>DepthNow</text:p>
          </table:table-cell>
          <table:table-cell office:value-type="string" calcext:value-type="string">
            <text:p>DesDepth</text:p>
          </table:table-cell>
          <table:table-cell office:value-type="string" calcext:value-type="string">
            <text:p>pitchNow</text:p>
          </table:table-cell>
          <table:table-cell office:value-type="string" calcext:value-type="string">
            <text:p>desPitch</text:p>
          </table:table-cell>
          <table:table-cell office:value-type="string" calcext:value-type="string">
            <text:p>BE_input</text:p>
          </table:table-cell>
          <table:table-cell office:value-type="string" calcext:value-type="string">
            <text:p>MM_input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410" calcext:value-type="float">
            <text:p>4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7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-10" calcext:value-type="float">
            <text:p>-10</text:p>
          </table:table-cell>
          <table:table-cell office:value-type="float" office:value="419" calcext:value-type="float">
            <text:p>4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8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428" calcext:value-type="float">
            <text:p>4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8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-10" calcext:value-type="float">
            <text:p>-1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9</text:p>
          </table:table-cell>
          <table:table-cell office:value-type="float" office:value="0.005855" calcext:value-type="float">
            <text:p>0.005855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444" calcext:value-type="float">
            <text:p>4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2:59</text:p>
          </table:table-cell>
          <table:table-cell office:value-type="float" office:value="0.009457" calcext:value-type="float">
            <text:p>0.009457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-10" calcext:value-type="float">
            <text:p>-10</text:p>
          </table:table-cell>
          <table:table-cell office:value-type="float" office:value="451" calcext:value-type="float">
            <text:p>4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0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451" calcext:value-type="float">
            <text:p>4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1</text:p>
          </table:table-cell>
          <table:table-cell office:value-type="float" office:value="0.027758" calcext:value-type="float">
            <text:p>0.027758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1</text:p>
          </table:table-cell>
          <table:table-cell office:value-type="float" office:value="0.036578" calcext:value-type="float">
            <text:p>0.03657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5" calcext:value-type="float">
            <text:p>4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2</text:p>
          </table:table-cell>
          <table:table-cell office:value-type="float" office:value="0.046991" calcext:value-type="float">
            <text:p>0.04699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2</text:p>
          </table:table-cell>
          <table:table-cell office:value-type="float" office:value="0.059094" calcext:value-type="float">
            <text:p>0.05909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3" calcext:value-type="float">
            <text:p>4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3</text:p>
          </table:table-cell>
          <table:table-cell office:value-type="float" office:value="0.088666" calcext:value-type="float">
            <text:p>0.08866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3" calcext:value-type="float">
            <text:p>4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4</text:p>
          </table:table-cell>
          <table:table-cell office:value-type="float" office:value="0.105889" calcext:value-type="float">
            <text:p>0.10588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3" calcext:value-type="float">
            <text:p>4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4</text:p>
          </table:table-cell>
          <table:table-cell office:value-type="float" office:value="0.124901" calcext:value-type="float">
            <text:p>0.12490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5</text:p>
          </table:table-cell>
          <table:table-cell office:value-type="float" office:value="0.145726" calcext:value-type="float">
            <text:p>0.14572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5</text:p>
          </table:table-cell>
          <table:table-cell office:value-type="float" office:value="0.168364" calcext:value-type="float">
            <text:p>0.16836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3" calcext:value-type="float">
            <text:p>4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6</text:p>
          </table:table-cell>
          <table:table-cell office:value-type="float" office:value="0.219005" calcext:value-type="float">
            <text:p>0.21900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3" calcext:value-type="float">
            <text:p>4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7</text:p>
          </table:table-cell>
          <table:table-cell office:value-type="float" office:value="0.246764" calcext:value-type="float">
            <text:p>0.24676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3" calcext:value-type="float">
            <text:p>4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7</text:p>
          </table:table-cell>
          <table:table-cell office:value-type="float" office:value="0.276311" calcext:value-type="float">
            <text:p>0.2763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8</text:p>
          </table:table-cell>
          <table:table-cell office:value-type="float" office:value="0.307573" calcext:value-type="float">
            <text:p>0.30757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6" calcext:value-type="float">
            <text:p>4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8</text:p>
          </table:table-cell>
          <table:table-cell office:value-type="float" office:value="0.340452" calcext:value-type="float">
            <text:p>0.34045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1" calcext:value-type="float">
            <text:p>4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09</text:p>
          </table:table-cell>
          <table:table-cell office:value-type="float" office:value="0.410694" calcext:value-type="float">
            <text:p>0.41069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1" calcext:value-type="float">
            <text:p>4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0</text:p>
          </table:table-cell>
          <table:table-cell office:value-type="float" office:value="0.447811" calcext:value-type="float">
            <text:p>0.4478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1" calcext:value-type="float">
            <text:p>4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0</text:p>
          </table:table-cell>
          <table:table-cell office:value-type="float" office:value="0.486423" calcext:value-type="float">
            <text:p>0.4864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4" calcext:value-type="float">
            <text:p>4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1</text:p>
          </table:table-cell>
          <table:table-cell office:value-type="float" office:value="0.526358" calcext:value-type="float">
            <text:p>0.52635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1</text:p>
          </table:table-cell>
          <table:table-cell office:value-type="float" office:value="0.567445" calcext:value-type="float">
            <text:p>0.56744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2</text:p>
          </table:table-cell>
          <table:table-cell office:value-type="float" office:value="0.652484" calcext:value-type="float">
            <text:p>0.65248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9" calcext:value-type="float">
            <text:p>4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3</text:p>
          </table:table-cell>
          <table:table-cell office:value-type="float" office:value="0.696192" calcext:value-type="float">
            <text:p>0.69619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3</text:p>
          </table:table-cell>
          <table:table-cell office:value-type="float" office:value="0.740856" calcext:value-type="float">
            <text:p>0.74085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0" calcext:value-type="float">
            <text:p>4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4</text:p>
          </table:table-cell>
          <table:table-cell office:value-type="float" office:value="0.786254" calcext:value-type="float">
            <text:p>0.78625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1" calcext:value-type="float">
            <text:p>4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4</text:p>
          </table:table-cell>
          <table:table-cell office:value-type="float" office:value="0.832167" calcext:value-type="float">
            <text:p>0.83216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2" calcext:value-type="float">
            <text:p>4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5</text:p>
          </table:table-cell>
          <table:table-cell office:value-type="float" office:value="0.924875" calcext:value-type="float">
            <text:p>0.92487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2" calcext:value-type="float">
            <text:p>4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6</text:p>
          </table:table-cell>
          <table:table-cell office:value-type="float" office:value="0.971425" calcext:value-type="float">
            <text:p>0.97142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2" calcext:value-type="float">
            <text:p>4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6</text:p>
          </table:table-cell>
          <table:table-cell office:value-type="float" office:value="1.018269" calcext:value-type="float">
            <text:p>1.01826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3" calcext:value-type="float">
            <text:p>4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7</text:p>
          </table:table-cell>
          <table:table-cell office:value-type="float" office:value="1.065187" calcext:value-type="float">
            <text:p>1.06518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4" calcext:value-type="float">
            <text:p>3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7</text:p>
          </table:table-cell>
          <table:table-cell office:value-type="float" office:value="1.111957" calcext:value-type="float">
            <text:p>1.1119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5" calcext:value-type="float">
            <text:p>3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8</text:p>
          </table:table-cell>
          <table:table-cell office:value-type="float" office:value="1.204396" calcext:value-type="float">
            <text:p>1.20439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5" calcext:value-type="float">
            <text:p>3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9</text:p>
          </table:table-cell>
          <table:table-cell office:value-type="float" office:value="1.249819" calcext:value-type="float">
            <text:p>1.24981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5" calcext:value-type="float">
            <text:p>3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19</text:p>
          </table:table-cell>
          <table:table-cell office:value-type="float" office:value="1.294874" calcext:value-type="float">
            <text:p>1.29487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7" calcext:value-type="float">
            <text:p>3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0</text:p>
          </table:table-cell>
          <table:table-cell office:value-type="float" office:value="1.339366" calcext:value-type="float">
            <text:p>1.33936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0</text:p>
          </table:table-cell>
          <table:table-cell office:value-type="float" office:value="1.426072" calcext:value-type="float">
            <text:p>1.42607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9" calcext:value-type="float">
            <text:p>3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1</text:p>
          </table:table-cell>
          <table:table-cell office:value-type="float" office:value="1.46804" calcext:value-type="float">
            <text:p>1.4680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2</text:p>
          </table:table-cell>
          <table:table-cell office:value-type="float" office:value="1.509249" calcext:value-type="float">
            <text:p>1.50924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3" calcext:value-type="float">
            <text:p>3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2</text:p>
          </table:table-cell>
          <table:table-cell office:value-type="float" office:value="1.549552" calcext:value-type="float">
            <text:p>1.54955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7" calcext:value-type="float">
            <text:p>3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3</text:p>
          </table:table-cell>
          <table:table-cell office:value-type="float" office:value="1.588801" calcext:value-type="float">
            <text:p>1.58880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1" calcext:value-type="float">
            <text:p>3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3</text:p>
          </table:table-cell>
          <table:table-cell office:value-type="float" office:value="1.663697" calcext:value-type="float">
            <text:p>1.66369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1" calcext:value-type="float">
            <text:p>3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4</text:p>
          </table:table-cell>
          <table:table-cell office:value-type="float" office:value="1.6991" calcext:value-type="float">
            <text:p>1.699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1" calcext:value-type="float">
            <text:p>3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5</text:p>
          </table:table-cell>
          <table:table-cell office:value-type="float" office:value="1.733302" calcext:value-type="float">
            <text:p>1.73330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5</text:p>
          </table:table-cell>
          <table:table-cell office:value-type="float" office:value="1.76623" calcext:value-type="float">
            <text:p>1.766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6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6</text:p>
          </table:table-cell>
          <table:table-cell office:value-type="float" office:value="1.856781" calcext:value-type="float">
            <text:p>1.85678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3" calcext:value-type="float">
            <text:p>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7</text:p>
          </table:table-cell>
          <table:table-cell office:value-type="float" office:value="1.883927" calcext:value-type="float">
            <text:p>1.88392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8</text:p>
          </table:table-cell>
          <table:table-cell office:value-type="float" office:value="1.909677" calcext:value-type="float">
            <text:p>1.90967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8</text:p>
          </table:table-cell>
          <table:table-cell office:value-type="float" office:value="1.93403" calcext:value-type="float">
            <text:p>1.9340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4" calcext:value-type="float">
            <text:p>3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9</text:p>
          </table:table-cell>
          <table:table-cell office:value-type="float" office:value="1.957011" calcext:value-type="float">
            <text:p>1.9570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29</text:p>
          </table:table-cell>
          <table:table-cell office:value-type="float" office:value="1.99893" calcext:value-type="float">
            <text:p>1.9989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5" calcext:value-type="float">
            <text:p>3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0</text:p>
          </table:table-cell>
          <table:table-cell office:value-type="float" office:value="2.017624" calcext:value-type="float">
            <text:p>2.01762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1</text:p>
          </table:table-cell>
          <table:table-cell office:value-type="float" office:value="2.03497" calcext:value-type="float">
            <text:p>2.0349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1</text:p>
          </table:table-cell>
          <table:table-cell office:value-type="float" office:value="2.051042" calcext:value-type="float">
            <text:p>2.05104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2</text:p>
          </table:table-cell>
          <table:table-cell office:value-type="float" office:value="2.065938" calcext:value-type="float">
            <text:p>2.06593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2</text:p>
          </table:table-cell>
          <table:table-cell office:value-type="float" office:value="2.092496" calcext:value-type="float">
            <text:p>2.09249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7" calcext:value-type="float">
            <text:p>3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3</text:p>
          </table:table-cell>
          <table:table-cell office:value-type="float" office:value="2.103937" calcext:value-type="float">
            <text:p>2.10393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7" calcext:value-type="float">
            <text:p>3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4</text:p>
          </table:table-cell>
          <table:table-cell office:value-type="float" office:value="2.114325" calcext:value-type="float">
            <text:p>2.11432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3" calcext:value-type="float">
            <text:p>3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4</text:p>
          </table:table-cell>
          <table:table-cell office:value-type="float" office:value="2.123806" calcext:value-type="float">
            <text:p>2.12380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5</text:p>
          </table:table-cell>
          <table:table-cell office:value-type="float" office:value="2.132529" calcext:value-type="float">
            <text:p>2.13252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5" calcext:value-type="float">
            <text:p>3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5</text:p>
          </table:table-cell>
          <table:table-cell office:value-type="float" office:value="2.148135" calcext:value-type="float">
            <text:p>2.14813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4" calcext:value-type="float">
            <text:p>3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6</text:p>
          </table:table-cell>
          <table:table-cell office:value-type="float" office:value="2.154995" calcext:value-type="float">
            <text:p>2.15499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7</text:p>
          </table:table-cell>
          <table:table-cell office:value-type="float" office:value="2.161463" calcext:value-type="float">
            <text:p>2.16146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1" calcext:value-type="float">
            <text:p>3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7</text:p>
          </table:table-cell>
          <table:table-cell office:value-type="float" office:value="2.167711" calcext:value-type="float">
            <text:p>2.1677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8" calcext:value-type="float">
            <text:p>3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8</text:p>
          </table:table-cell>
          <table:table-cell office:value-type="float" office:value="2.173909" calcext:value-type="float">
            <text:p>2.17390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5" calcext:value-type="float">
            <text:p>4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8</text:p>
          </table:table-cell>
          <table:table-cell office:value-type="float" office:value="2.186674" calcext:value-type="float">
            <text:p>2.18667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5" calcext:value-type="float">
            <text:p>4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39</text:p>
          </table:table-cell>
          <table:table-cell office:value-type="float" office:value="2.19324" calcext:value-type="float">
            <text:p>2.1932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5" calcext:value-type="float">
            <text:p>4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0</text:p>
          </table:table-cell>
          <table:table-cell office:value-type="float" office:value="2.200173" calcext:value-type="float">
            <text:p>2.20017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1" calcext:value-type="float">
            <text:p>4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0</text:p>
          </table:table-cell>
          <table:table-cell office:value-type="float" office:value="2.207621" calcext:value-type="float">
            <text:p>2.20762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7" calcext:value-type="float">
            <text:p>4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1</text:p>
          </table:table-cell>
          <table:table-cell office:value-type="float" office:value="2.215731" calcext:value-type="float">
            <text:p>2.21573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3" calcext:value-type="float">
            <text:p>4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1</text:p>
          </table:table-cell>
          <table:table-cell office:value-type="float" office:value="2.234375" calcext:value-type="float">
            <text:p>2.23437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2</text:p>
          </table:table-cell>
          <table:table-cell office:value-type="float" office:value="2.244788" calcext:value-type="float">
            <text:p>2.24478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3</text:p>
          </table:table-cell>
          <table:table-cell office:value-type="float" office:value="2.256131" calcext:value-type="float">
            <text:p>2.25613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2" calcext:value-type="float">
            <text:p>4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3</text:p>
          </table:table-cell>
          <table:table-cell office:value-type="float" office:value="2.268504" calcext:value-type="float">
            <text:p>2.26850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6" calcext:value-type="float">
            <text:p>4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4</text:p>
          </table:table-cell>
          <table:table-cell office:value-type="float" office:value="2.282003" calcext:value-type="float">
            <text:p>2.28200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4</text:p>
          </table:table-cell>
          <table:table-cell office:value-type="float" office:value="2.312603" calcext:value-type="float">
            <text:p>2.31260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5</text:p>
          </table:table-cell>
          <table:table-cell office:value-type="float" office:value="2.329459" calcext:value-type="float">
            <text:p>2.32945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6</text:p>
          </table:table-cell>
          <table:table-cell office:value-type="float" office:value="2.347516" calcext:value-type="float">
            <text:p>2.34751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1" calcext:value-type="float">
            <text:p>4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6</text:p>
          </table:table-cell>
          <table:table-cell office:value-type="float" office:value="2.366822" calcext:value-type="float">
            <text:p>2.36682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2" calcext:value-type="float">
            <text:p>4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7</text:p>
          </table:table-cell>
          <table:table-cell office:value-type="float" office:value="2.387402" calcext:value-type="float">
            <text:p>2.38740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2" calcext:value-type="float">
            <text:p>4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7</text:p>
          </table:table-cell>
          <table:table-cell office:value-type="float" office:value="2.432384" calcext:value-type="float">
            <text:p>2.43238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2" calcext:value-type="float">
            <text:p>4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8</text:p>
          </table:table-cell>
          <table:table-cell office:value-type="float" office:value="2.456541" calcext:value-type="float">
            <text:p>2.45654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2" calcext:value-type="float">
            <text:p>4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9</text:p>
          </table:table-cell>
          <table:table-cell office:value-type="float" office:value="2.481972" calcext:value-type="float">
            <text:p>2.48197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1" calcext:value-type="float">
            <text:p>4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49</text:p>
          </table:table-cell>
          <table:table-cell office:value-type="float" office:value="2.508652" calcext:value-type="float">
            <text:p>2.50865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0</text:p>
          </table:table-cell>
          <table:table-cell office:value-type="float" office:value="2.536533" calcext:value-type="float">
            <text:p>2.53653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0</text:p>
          </table:table-cell>
          <table:table-cell office:value-type="float" office:value="2.59575" calcext:value-type="float">
            <text:p>2.5957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7" calcext:value-type="float">
            <text:p>4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1</text:p>
          </table:table-cell>
          <table:table-cell office:value-type="float" office:value="2.62684" calcext:value-type="float">
            <text:p>2.6268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2</text:p>
          </table:table-cell>
          <table:table-cell office:value-type="float" office:value="2.659082" calcext:value-type="float">
            <text:p>2.65908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3" calcext:value-type="float">
            <text:p>4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2</text:p>
          </table:table-cell>
          <table:table-cell office:value-type="float" office:value="2.692378" calcext:value-type="float">
            <text:p>2.69237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3</text:p>
          </table:table-cell>
          <table:table-cell office:value-type="float" office:value="2.726629" calcext:value-type="float">
            <text:p>2.72662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4" calcext:value-type="float">
            <text:p>4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3</text:p>
          </table:table-cell>
          <table:table-cell office:value-type="float" office:value="2.79763" calcext:value-type="float">
            <text:p>2.7976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4" calcext:value-type="float">
            <text:p>4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4</text:p>
          </table:table-cell>
          <table:table-cell office:value-type="float" office:value="2.834135" calcext:value-type="float">
            <text:p>2.83413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4" calcext:value-type="float">
            <text:p>4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5</text:p>
          </table:table-cell>
          <table:table-cell office:value-type="float" office:value="2.871473" calcext:value-type="float">
            <text:p>2.87147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5</text:p>
          </table:table-cell>
          <table:table-cell office:value-type="float" office:value="2.909497" calcext:value-type="float">
            <text:p>2.90949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2" calcext:value-type="float">
            <text:p>4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6</text:p>
          </table:table-cell>
          <table:table-cell office:value-type="float" office:value="2.94806" calcext:value-type="float">
            <text:p>2.9480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7</text:p>
          </table:table-cell>
          <table:table-cell office:value-type="float" office:value="3.026361" calcext:value-type="float">
            <text:p>3.02636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6" calcext:value-type="float">
            <text:p>4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7</text:p>
          </table:table-cell>
          <table:table-cell office:value-type="float" office:value="3.065856" calcext:value-type="float">
            <text:p>3.06585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8</text:p>
          </table:table-cell>
          <table:table-cell office:value-type="float" office:value="3.105742" calcext:value-type="float">
            <text:p>3.105742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8</text:p>
          </table:table-cell>
          <table:table-cell office:value-type="float" office:value="3.145848" calcext:value-type="float">
            <text:p>3.145848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3:59</text:p>
          </table:table-cell>
          <table:table-cell office:value-type="float" office:value="3.186003" calcext:value-type="float">
            <text:p>3.186003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0</text:p>
          </table:table-cell>
          <table:table-cell office:value-type="float" office:value="3.265947" calcext:value-type="float">
            <text:p>3.265947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0</text:p>
          </table:table-cell>
          <table:table-cell office:value-type="float" office:value="3.30549" calcext:value-type="float">
            <text:p>3.30549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1</text:p>
          </table:table-cell>
          <table:table-cell office:value-type="float" office:value="3.344911" calcext:value-type="float">
            <text:p>3.34491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1</text:p>
          </table:table-cell>
          <table:table-cell office:value-type="float" office:value="3.384062" calcext:value-type="float">
            <text:p>3.384062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2</text:p>
          </table:table-cell>
          <table:table-cell office:value-type="float" office:value="3.422796" calcext:value-type="float">
            <text:p>3.42279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3</text:p>
          </table:table-cell>
          <table:table-cell office:value-type="float" office:value="3.498574" calcext:value-type="float">
            <text:p>3.498574</text:p>
          </table:table-cell>
          <table:table-cell office:value-type="float" office:value="4" calcext:value-type="float">
            <text:p>4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3</text:p>
          </table:table-cell>
          <table:table-cell office:value-type="float" office:value="3.535373" calcext:value-type="float">
            <text:p>3.535373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4</text:p>
          </table:table-cell>
          <table:table-cell office:value-type="float" office:value="3.571217" calcext:value-type="float">
            <text:p>3.571217</text:p>
          </table:table-cell>
          <table:table-cell office:value-type="float" office:value="4" calcext:value-type="float">
            <text:p>4</text:p>
          </table:table-cell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4</text:p>
          </table:table-cell>
          <table:table-cell office:value-type="float" office:value="3.60586" calcext:value-type="float">
            <text:p>3.6058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5</text:p>
          </table:table-cell>
          <table:table-cell office:value-type="float" office:value="3.639057" calcext:value-type="float">
            <text:p>3.63905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6</text:p>
          </table:table-cell>
          <table:table-cell office:value-type="float" office:value="3.700381" calcext:value-type="float">
            <text:p>3.7003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6</text:p>
          </table:table-cell>
          <table:table-cell office:value-type="float" office:value="3.728262" calcext:value-type="float">
            <text:p>3.72826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7</text:p>
          </table:table-cell>
          <table:table-cell office:value-type="float" office:value="3.754452" calcext:value-type="float">
            <text:p>3.75445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7</text:p>
          </table:table-cell>
          <table:table-cell office:value-type="float" office:value="3.778708" calcext:value-type="float">
            <text:p>3.77870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8</text:p>
          </table:table-cell>
          <table:table-cell office:value-type="float" office:value="3.800807" calcext:value-type="float">
            <text:p>3.80080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9</text:p>
          </table:table-cell>
          <table:table-cell office:value-type="float" office:value="3.837949" calcext:value-type="float">
            <text:p>3.83794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09</text:p>
          </table:table-cell>
          <table:table-cell office:value-type="float" office:value="3.852746" calcext:value-type="float">
            <text:p>3.85274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0</text:p>
          </table:table-cell>
          <table:table-cell office:value-type="float" office:value="3.865144" calcext:value-type="float">
            <text:p>3.86514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0</text:p>
          </table:table-cell>
          <table:table-cell office:value-type="float" office:value="3.875041" calcext:value-type="float">
            <text:p>3.87504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1</text:p>
          </table:table-cell>
          <table:table-cell office:value-type="float" office:value="3.882367" calcext:value-type="float">
            <text:p>3.8823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2</text:p>
          </table:table-cell>
          <table:table-cell office:value-type="float" office:value="3.889153" calcext:value-type="float">
            <text:p>3.88915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2</text:p>
          </table:table-cell>
          <table:table-cell office:value-type="float" office:value="3.888541" calcext:value-type="float">
            <text:p>3.88854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3</text:p>
          </table:table-cell>
          <table:table-cell office:value-type="float" office:value="3.885331" calcext:value-type="float">
            <text:p>3.8853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3</text:p>
          </table:table-cell>
          <table:table-cell office:value-type="float" office:value="3.879574" calcext:value-type="float">
            <text:p>3.87957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4</text:p>
          </table:table-cell>
          <table:table-cell office:value-type="float" office:value="3.871342" calcext:value-type="float">
            <text:p>3.87134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5</text:p>
          </table:table-cell>
          <table:table-cell office:value-type="float" office:value="3.847749" calcext:value-type="float">
            <text:p>3.84774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5</text:p>
          </table:table-cell>
          <table:table-cell office:value-type="float" office:value="3.832632" calcext:value-type="float">
            <text:p>3.8326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6</text:p>
          </table:table-cell>
          <table:table-cell office:value-type="float" office:value="3.815384" calcext:value-type="float">
            <text:p>3.8153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6</text:p>
          </table:table-cell>
          <table:table-cell office:value-type="float" office:value="3.796201" calcext:value-type="float">
            <text:p>3.79620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7</text:p>
          </table:table-cell>
          <table:table-cell office:value-type="float" office:value="3.752615" calcext:value-type="float">
            <text:p>3.75261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8</text:p>
          </table:table-cell>
          <table:table-cell office:value-type="float" office:value="3.728458" calcext:value-type="float">
            <text:p>3.72845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8</text:p>
          </table:table-cell>
          <table:table-cell office:value-type="float" office:value="3.702734" calcext:value-type="float">
            <text:p>3.70273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9</text:p>
          </table:table-cell>
          <table:table-cell office:value-type="float" office:value="3.675686" calcext:value-type="float">
            <text:p>3.67568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19</text:p>
          </table:table-cell>
          <table:table-cell office:value-type="float" office:value="3.64756" calcext:value-type="float">
            <text:p>3.6475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0</text:p>
          </table:table-cell>
          <table:table-cell office:value-type="float" office:value="3.588809" calcext:value-type="float">
            <text:p>3.58880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1</text:p>
          </table:table-cell>
          <table:table-cell office:value-type="float" office:value="3.558429" calcext:value-type="float">
            <text:p>3.5584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1</text:p>
          </table:table-cell>
          <table:table-cell office:value-type="float" office:value="3.527289" calcext:value-type="float">
            <text:p>3.52728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2</text:p>
          </table:table-cell>
          <table:table-cell office:value-type="float" office:value="3.495635" calcext:value-type="float">
            <text:p>3.4956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2</text:p>
          </table:table-cell>
          <table:table-cell office:value-type="float" office:value="3.463712" calcext:value-type="float">
            <text:p>3.46371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3</text:p>
          </table:table-cell>
          <table:table-cell office:value-type="float" office:value="3.399791" calcext:value-type="float">
            <text:p>3.39979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4</text:p>
          </table:table-cell>
          <table:table-cell office:value-type="float" office:value="3.368039" calcext:value-type="float">
            <text:p>3.36803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4</text:p>
          </table:table-cell>
          <table:table-cell office:value-type="float" office:value="3.336557" calcext:value-type="float">
            <text:p>3.33655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5</text:p>
          </table:table-cell>
          <table:table-cell office:value-type="float" office:value="3.305589" calcext:value-type="float">
            <text:p>3.30558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5</text:p>
          </table:table-cell>
          <table:table-cell office:value-type="float" office:value="3.27538" calcext:value-type="float">
            <text:p>3.2753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6</text:p>
          </table:table-cell>
          <table:table-cell office:value-type="float" office:value="3.217977" calcext:value-type="float">
            <text:p>3.21797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7</text:p>
          </table:table-cell>
          <table:table-cell office:value-type="float" office:value="3.191027" calcext:value-type="float">
            <text:p>3.1910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7</text:p>
          </table:table-cell>
          <table:table-cell office:value-type="float" office:value="3.165351" calcext:value-type="float">
            <text:p>3.16535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8</text:p>
          </table:table-cell>
          <table:table-cell office:value-type="float" office:value="3.141194" calcext:value-type="float">
            <text:p>3.14119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8</text:p>
          </table:table-cell>
          <table:table-cell office:value-type="float" office:value="3.118801" calcext:value-type="float">
            <text:p>3.11880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29</text:p>
          </table:table-cell>
          <table:table-cell office:value-type="float" office:value="3.080042" calcext:value-type="float">
            <text:p>3.08004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0</text:p>
          </table:table-cell>
          <table:table-cell office:value-type="float" office:value="3.063921" calcext:value-type="float">
            <text:p>3.06392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0</text:p>
          </table:table-cell>
          <table:table-cell office:value-type="float" office:value="3.050079" calcext:value-type="float">
            <text:p>3.05007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1</text:p>
          </table:table-cell>
          <table:table-cell office:value-type="float" office:value="3.03876" calcext:value-type="float">
            <text:p>3.0387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1</text:p>
          </table:table-cell>
          <table:table-cell office:value-type="float" office:value="3.030209" calcext:value-type="float">
            <text:p>3.03020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2</text:p>
          </table:table-cell>
          <table:table-cell office:value-type="float" office:value="3.022149" calcext:value-type="float">
            <text:p>3.02214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3</text:p>
          </table:table-cell>
          <table:table-cell office:value-type="float" office:value="3.022884" calcext:value-type="float">
            <text:p>3.0228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3</text:p>
          </table:table-cell>
          <table:table-cell office:value-type="float" office:value="3.026975" calcext:value-type="float">
            <text:p>3.02697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4</text:p>
          </table:table-cell>
          <table:table-cell office:value-type="float" office:value="3.03457" calcext:value-type="float">
            <text:p>3.0345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4</text:p>
          </table:table-cell>
          <table:table-cell office:value-type="float" office:value="3.045767" calcext:value-type="float">
            <text:p>3.0457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5</text:p>
          </table:table-cell>
          <table:table-cell office:value-type="float" office:value="3.079185" calcext:value-type="float">
            <text:p>3.07918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6</text:p>
          </table:table-cell>
          <table:table-cell office:value-type="float" office:value="3.101162" calcext:value-type="float">
            <text:p>3.10116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6</text:p>
          </table:table-cell>
          <table:table-cell office:value-type="float" office:value="3.126764" calcext:value-type="float">
            <text:p>3.12676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7</text:p>
          </table:table-cell>
          <table:table-cell office:value-type="float" office:value="3.155919" calcext:value-type="float">
            <text:p>3.15591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7</text:p>
          </table:table-cell>
          <table:table-cell office:value-type="float" office:value="3.188529" calcext:value-type="float">
            <text:p>3.1885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8</text:p>
          </table:table-cell>
          <table:table-cell office:value-type="float" office:value="3.26367" calcext:value-type="float">
            <text:p>3.263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9</text:p>
          </table:table-cell>
          <table:table-cell office:value-type="float" office:value="3.305958" calcext:value-type="float">
            <text:p>3.30595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39</text:p>
          </table:table-cell>
          <table:table-cell office:value-type="float" office:value="3.351552" calcext:value-type="float">
            <text:p>3.35155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0</text:p>
          </table:table-cell>
          <table:table-cell office:value-type="float" office:value="3.400209" calcext:value-type="float">
            <text:p>3.40020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0</text:p>
          </table:table-cell>
          <table:table-cell office:value-type="float" office:value="3.451684" calcext:value-type="float">
            <text:p>3.4516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1</text:p>
          </table:table-cell>
          <table:table-cell office:value-type="float" office:value="3.56235" calcext:value-type="float">
            <text:p>3.562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2</text:p>
          </table:table-cell>
          <table:table-cell office:value-type="float" office:value="3.621297" calcext:value-type="float">
            <text:p>3.62129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2</text:p>
          </table:table-cell>
          <table:table-cell office:value-type="float" office:value="3.682792" calcext:value-type="float">
            <text:p>3.68279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3</text:p>
          </table:table-cell>
          <table:table-cell office:value-type="float" office:value="3.74659" calcext:value-type="float">
            <text:p>3.7465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3</text:p>
          </table:table-cell>
          <table:table-cell office:value-type="float" office:value="3.812446" calcext:value-type="float">
            <text:p>3.81244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4</text:p>
          </table:table-cell>
          <table:table-cell office:value-type="float" office:value="3.949597" calcext:value-type="float">
            <text:p>3.94959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5</text:p>
          </table:table-cell>
          <table:table-cell office:value-type="float" office:value="4.020647" calcext:value-type="float">
            <text:p>4.02064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5</text:p>
          </table:table-cell>
          <table:table-cell office:value-type="float" office:value="4.09351" calcext:value-type="float">
            <text:p>4.0935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6</text:p>
          </table:table-cell>
          <table:table-cell office:value-type="float" office:value="4.167941" calcext:value-type="float">
            <text:p>4.16794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6</text:p>
          </table:table-cell>
          <table:table-cell office:value-type="float" office:value="4.243695" calcext:value-type="float">
            <text:p>4.24369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7</text:p>
          </table:table-cell>
          <table:table-cell office:value-type="float" office:value="4.398437" calcext:value-type="float">
            <text:p>4.39843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8</text:p>
          </table:table-cell>
          <table:table-cell office:value-type="float" office:value="4.47718" calcext:value-type="float">
            <text:p>4.4771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8</text:p>
          </table:table-cell>
          <table:table-cell office:value-type="float" office:value="4.557001" calcext:value-type="float">
            <text:p>4.55700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9</text:p>
          </table:table-cell>
          <table:table-cell office:value-type="float" office:value="4.637655" calcext:value-type="float">
            <text:p>4.63765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49</text:p>
          </table:table-cell>
          <table:table-cell office:value-type="float" office:value="4.718897" calcext:value-type="float">
            <text:p>4.71889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0</text:p>
          </table:table-cell>
          <table:table-cell office:value-type="float" office:value="4.88241" calcext:value-type="float">
            <text:p>4.8824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1</text:p>
          </table:table-cell>
          <table:table-cell office:value-type="float" office:value="4.964436" calcext:value-type="float">
            <text:p>4.96443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1</text:p>
          </table:table-cell>
          <table:table-cell office:value-type="float" office:value="5.046781" calcext:value-type="float">
            <text:p>5.0467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2</text:p>
          </table:table-cell>
          <table:table-cell office:value-type="float" office:value="5.129199" calcext:value-type="float">
            <text:p>5.12919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2</text:p>
          </table:table-cell>
          <table:table-cell office:value-type="float" office:value="5.211445" calcext:value-type="float">
            <text:p>5.21144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3</text:p>
          </table:table-cell>
          <table:table-cell office:value-type="float" office:value="5.374688" calcext:value-type="float">
            <text:p>5.37468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4</text:p>
          </table:table-cell>
          <table:table-cell office:value-type="float" office:value="5.45544" calcext:value-type="float">
            <text:p>5.4554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4</text:p>
          </table:table-cell>
          <table:table-cell office:value-type="float" office:value="5.535776" calcext:value-type="float">
            <text:p>5.53577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5</text:p>
          </table:table-cell>
          <table:table-cell office:value-type="float" office:value="5.61545" calcext:value-type="float">
            <text:p>5.6154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5</text:p>
          </table:table-cell>
          <table:table-cell office:value-type="float" office:value="5.694217" calcext:value-type="float">
            <text:p>5.69421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6</text:p>
          </table:table-cell>
          <table:table-cell office:value-type="float" office:value="5.848298" calcext:value-type="float">
            <text:p>5.84829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7</text:p>
          </table:table-cell>
          <table:table-cell office:value-type="float" office:value="5.923366" calcext:value-type="float">
            <text:p>5.92336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7</text:p>
          </table:table-cell>
          <table:table-cell office:value-type="float" office:value="5.997283" calcext:value-type="float">
            <text:p>5.99728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8</text:p>
          </table:table-cell>
          <table:table-cell office:value-type="float" office:value="6.069802" calcext:value-type="float">
            <text:p>6.06980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8</text:p>
          </table:table-cell>
          <table:table-cell office:value-type="float" office:value="6.140681" calcext:value-type="float">
            <text:p>6.1406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4:59</text:p>
          </table:table-cell>
          <table:table-cell office:value-type="float" office:value="6.276778" calcext:value-type="float">
            <text:p>6.276778</text:p>
          </table:table-cell>
          <table:table-cell office:value-type="float" office:value="4" calcext:value-type="float">
            <text:p>4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0</text:p>
          </table:table-cell>
          <table:table-cell office:value-type="float" office:value="6.341752" calcext:value-type="float">
            <text:p>6.34175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0</text:p>
          </table:table-cell>
          <table:table-cell office:value-type="float" office:value="6.404815" calcext:value-type="float">
            <text:p>6.404815</text:p>
          </table:table-cell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.5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1</text:p>
          </table:table-cell>
          <table:table-cell office:value-type="float" office:value="6.465722" calcext:value-type="float">
            <text:p>6.4657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1</text:p>
          </table:table-cell>
          <table:table-cell office:value-type="float" office:value="6.524228" calcext:value-type="float">
            <text:p>6.52422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2</text:p>
          </table:table-cell>
          <table:table-cell office:value-type="float" office:value="6.633302" calcext:value-type="float">
            <text:p>6.6333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3</text:p>
          </table:table-cell>
          <table:table-cell office:value-type="float" office:value="6.683625" calcext:value-type="float">
            <text:p>6.68362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3</text:p>
          </table:table-cell>
          <table:table-cell office:value-type="float" office:value="6.731229" calcext:value-type="float">
            <text:p>6.7312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4</text:p>
          </table:table-cell>
          <table:table-cell office:value-type="float" office:value="6.775868" calcext:value-type="float">
            <text:p>6.775868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4</text:p>
          </table:table-cell>
          <table:table-cell office:value-type="float" office:value="6.817297" calcext:value-type="float">
            <text:p>6.8172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5</text:p>
          </table:table-cell>
          <table:table-cell office:value-type="float" office:value="6.889793" calcext:value-type="float">
            <text:p>6.88979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6</text:p>
          </table:table-cell>
          <table:table-cell office:value-type="float" office:value="6.920614" calcext:value-type="float">
            <text:p>6.9206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6</text:p>
          </table:table-cell>
          <table:table-cell office:value-type="float" office:value="6.947833" calcext:value-type="float">
            <text:p>6.9478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7</text:p>
          </table:table-cell>
          <table:table-cell office:value-type="float" office:value="6.971206" calcext:value-type="float">
            <text:p>6.9712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7</text:p>
          </table:table-cell>
          <table:table-cell office:value-type="float" office:value="6.990488" calcext:value-type="float">
            <text:p>6.9904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8</text:p>
          </table:table-cell>
          <table:table-cell office:value-type="float" office:value="7.016041" calcext:value-type="float">
            <text:p>7.0160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9</text:p>
          </table:table-cell>
          <table:table-cell office:value-type="float" office:value="7.022069" calcext:value-type="float">
            <text:p>7.02206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09</text:p>
          </table:table-cell>
          <table:table-cell office:value-type="float" office:value="7.023514" calcext:value-type="float">
            <text:p>7.0235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0</text:p>
          </table:table-cell>
          <table:table-cell office:value-type="float" office:value="7.020182" calcext:value-type="float">
            <text:p>7.0201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0</text:p>
          </table:table-cell>
          <table:table-cell office:value-type="float" office:value="6.998744" calcext:value-type="float">
            <text:p>6.998744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1</text:p>
          </table:table-cell>
          <table:table-cell office:value-type="float" office:value="6.980884" calcext:value-type="float">
            <text:p>6.9808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2</text:p>
          </table:table-cell>
          <table:table-cell office:value-type="float" office:value="6.958197" calcext:value-type="float">
            <text:p>6.95819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2</text:p>
          </table:table-cell>
          <table:table-cell office:value-type="float" office:value="6.930732" calcext:value-type="float">
            <text:p>6.9307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3</text:p>
          </table:table-cell>
          <table:table-cell office:value-type="float" office:value="6.898588" calcext:value-type="float">
            <text:p>6.898588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3</text:p>
          </table:table-cell>
          <table:table-cell office:value-type="float" office:value="6.820629" calcext:value-type="float">
            <text:p>6.8206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4</text:p>
          </table:table-cell>
          <table:table-cell office:value-type="float" office:value="6.775059" calcext:value-type="float">
            <text:p>6.775059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5</text:p>
          </table:table-cell>
          <table:table-cell office:value-type="float" office:value="6.724932" calcext:value-type="float">
            <text:p>6.7249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5</text:p>
          </table:table-cell>
          <table:table-cell office:value-type="float" office:value="6.670493" calcext:value-type="float">
            <text:p>6.67049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6</text:p>
          </table:table-cell>
          <table:table-cell office:value-type="float" office:value="6.611987" calcext:value-type="float">
            <text:p>6.6119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6</text:p>
          </table:table-cell>
          <table:table-cell office:value-type="float" office:value="6.483509" calcext:value-type="float">
            <text:p>6.4835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7</text:p>
          </table:table-cell>
          <table:table-cell office:value-type="float" office:value="6.413782" calcext:value-type="float">
            <text:p>6.4137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8</text:p>
          </table:table-cell>
          <table:table-cell office:value-type="float" office:value="6.340233" calcext:value-type="float">
            <text:p>6.3402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8</text:p>
          </table:table-cell>
          <table:table-cell office:value-type="float" office:value="6.263107" calcext:value-type="float">
            <text:p>6.2631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9</text:p>
          </table:table-cell>
          <table:table-cell office:value-type="float" office:value="6.182649" calcext:value-type="float">
            <text:p>6.1826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19</text:p>
          </table:table-cell>
          <table:table-cell office:value-type="float" office:value="6.012472" calcext:value-type="float">
            <text:p>6.0124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0</text:p>
          </table:table-cell>
          <table:table-cell office:value-type="float" office:value="5.922998" calcext:value-type="float">
            <text:p>5.9229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1</text:p>
          </table:table-cell>
          <table:table-cell office:value-type="float" office:value="5.830437" calcext:value-type="float">
            <text:p>5.8304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1</text:p>
          </table:table-cell>
          <table:table-cell office:value-type="float" office:value="5.735034" calcext:value-type="float">
            <text:p>5.7350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2</text:p>
          </table:table-cell>
          <table:table-cell office:value-type="float" office:value="5.637034" calcext:value-type="float">
            <text:p>5.6370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2</text:p>
          </table:table-cell>
          <table:table-cell office:value-type="float" office:value="5.433978" calcext:value-type="float">
            <text:p>5.4339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3</text:p>
          </table:table-cell>
          <table:table-cell office:value-type="float" office:value="5.329167" calcext:value-type="float">
            <text:p>5.3291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4</text:p>
          </table:table-cell>
          <table:table-cell office:value-type="float" office:value="5.222004" calcext:value-type="float">
            <text:p>5.2220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4</text:p>
          </table:table-cell>
          <table:table-cell office:value-type="float" office:value="5.112734" calcext:value-type="float">
            <text:p>5.112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5</text:p>
          </table:table-cell>
          <table:table-cell office:value-type="float" office:value="5.001602" calcext:value-type="float">
            <text:p>5.0016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4" calcext:value-type="float">
            <text:p>3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5</text:p>
          </table:table-cell>
          <table:table-cell office:value-type="float" office:value="4.774487" calcext:value-type="float">
            <text:p>4.7744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6</text:p>
          </table:table-cell>
          <table:table-cell office:value-type="float" office:value="4.658749" calcext:value-type="float">
            <text:p>4.6587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4" calcext:value-type="float">
            <text:p>3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7</text:p>
          </table:table-cell>
          <table:table-cell office:value-type="float" office:value="4.541394" calcext:value-type="float">
            <text:p>4.5413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7</text:p>
          </table:table-cell>
          <table:table-cell office:value-type="float" office:value="4.422667" calcext:value-type="float">
            <text:p>4.4226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8</text:p>
          </table:table-cell>
          <table:table-cell office:value-type="float" office:value="4.302813" calcext:value-type="float">
            <text:p>4.3028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4" calcext:value-type="float">
            <text:p>3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8</text:p>
          </table:table-cell>
          <table:table-cell office:value-type="float" office:value="4.060459" calcext:value-type="float">
            <text:p>4.0604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29</text:p>
          </table:table-cell>
          <table:table-cell office:value-type="float" office:value="3.938204" calcext:value-type="float">
            <text:p>3.9382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4" calcext:value-type="float">
            <text:p>3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0</text:p>
          </table:table-cell>
          <table:table-cell office:value-type="float" office:value="3.815067" calcext:value-type="float">
            <text:p>3.8150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0</text:p>
          </table:table-cell>
          <table:table-cell office:value-type="float" office:value="3.691293" calcext:value-type="float">
            <text:p>3.6912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1</text:p>
          </table:table-cell>
          <table:table-cell office:value-type="float" office:value="3.567127" calcext:value-type="float">
            <text:p>3.5671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2</text:p>
          </table:table-cell>
          <table:table-cell office:value-type="float" office:value="3.318354" calcext:value-type="float">
            <text:p>3.3183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2</text:p>
          </table:table-cell>
          <table:table-cell office:value-type="float" office:value="3.193992" calcext:value-type="float">
            <text:p>3.1939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3</text:p>
          </table:table-cell>
          <table:table-cell office:value-type="float" office:value="3.069483" calcext:value-type="float">
            <text:p>3.0694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3</text:p>
          </table:table-cell>
          <table:table-cell office:value-type="float" office:value="2.945072" calcext:value-type="float">
            <text:p>2.9450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4</text:p>
          </table:table-cell>
          <table:table-cell office:value-type="float" office:value="2.821004" calcext:value-type="float">
            <text:p>2.8210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5</text:p>
          </table:table-cell>
          <table:table-cell office:value-type="float" office:value="2.574632" calcext:value-type="float">
            <text:p>2.5746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5</text:p>
          </table:table-cell>
          <table:table-cell office:value-type="float" office:value="2.452573" calcext:value-type="float">
            <text:p>2.4525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6</text:p>
          </table:table-cell>
          <table:table-cell office:value-type="float" office:value="2.331102" calcext:value-type="float">
            <text:p>2.331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6</text:p>
          </table:table-cell>
          <table:table-cell office:value-type="float" office:value="2.210464" calcext:value-type="float">
            <text:p>2.2104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7</text:p>
          </table:table-cell>
          <table:table-cell office:value-type="float" office:value="2.090904" calcext:value-type="float">
            <text:p>2.0909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4" calcext:value-type="float">
            <text:p>4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8</text:p>
          </table:table-cell>
          <table:table-cell office:value-type="float" office:value="1.855753" calcext:value-type="float">
            <text:p>1.8557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8</text:p>
          </table:table-cell>
          <table:table-cell office:value-type="float" office:value="1.740407" calcext:value-type="float">
            <text:p>1.7404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4" calcext:value-type="float">
            <text:p>4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9</text:p>
          </table:table-cell>
          <table:table-cell office:value-type="float" office:value="1.626384" calcext:value-type="float">
            <text:p>1.6263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39</text:p>
          </table:table-cell>
          <table:table-cell office:value-type="float" office:value="1.513929" calcext:value-type="float">
            <text:p>1.5139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0</text:p>
          </table:table-cell>
          <table:table-cell office:value-type="float" office:value="1.403287" calcext:value-type="float">
            <text:p>1.4032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1</text:p>
          </table:table-cell>
          <table:table-cell office:value-type="float" office:value="1.188177" calcext:value-type="float">
            <text:p>1.1881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4" calcext:value-type="float">
            <text:p>4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1</text:p>
          </table:table-cell>
          <table:table-cell office:value-type="float" office:value="1.083954" calcext:value-type="float">
            <text:p>1.0839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2</text:p>
          </table:table-cell>
          <table:table-cell office:value-type="float" office:value="0.981789" calcext:value-type="float">
            <text:p>0.9817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4" calcext:value-type="float">
            <text:p>4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2</text:p>
          </table:table-cell>
          <table:table-cell office:value-type="float" office:value="0.881927" calcext:value-type="float">
            <text:p>0.8819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3</text:p>
          </table:table-cell>
          <table:table-cell office:value-type="float" office:value="0.784613" calcext:value-type="float">
            <text:p>0.7846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4</text:p>
          </table:table-cell>
          <table:table-cell office:value-type="float" office:value="0.598364" calcext:value-type="float">
            <text:p>0.5983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4" calcext:value-type="float">
            <text:p>5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4</text:p>
          </table:table-cell>
          <table:table-cell office:value-type="float" office:value="0.509674" calcext:value-type="float">
            <text:p>0.5096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5</text:p>
          </table:table-cell>
          <table:table-cell office:value-type="float" office:value="0.423777" calcext:value-type="float">
            <text:p>0.4237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4" calcext:value-type="float">
            <text:p>5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5</text:p>
          </table:table-cell>
          <table:table-cell office:value-type="float" office:value="0.340918" calcext:value-type="float">
            <text:p>0.3409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4" calcext:value-type="float">
            <text:p>5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6</text:p>
          </table:table-cell>
          <table:table-cell office:value-type="float" office:value="0.261342" calcext:value-type="float">
            <text:p>0.2613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7</text:p>
          </table:table-cell>
          <table:table-cell office:value-type="float" office:value="0.112774" calcext:value-type="float">
            <text:p>0.1127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4" calcext:value-type="float">
            <text:p>5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7</text:p>
          </table:table-cell>
          <table:table-cell office:value-type="float" office:value="0.044027" calcext:value-type="float">
            <text:p>0.0440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8</text:p>
          </table:table-cell>
          <table:table-cell office:value-type="float" office:value="-0.021192" calcext:value-type="float">
            <text:p>-0.0211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4" calcext:value-type="float">
            <text:p>5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8</text:p>
          </table:table-cell>
          <table:table-cell office:value-type="float" office:value="-0.082638" calcext:value-type="float">
            <text:p>-0.0826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49</text:p>
          </table:table-cell>
          <table:table-cell office:value-type="float" office:value="-0.140066" calcext:value-type="float">
            <text:p>-0.1400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0</text:p>
          </table:table-cell>
          <table:table-cell office:value-type="float" office:value="-0.242133" calcext:value-type="float">
            <text:p>-0.2421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0</text:p>
          </table:table-cell>
          <table:table-cell office:value-type="float" office:value="-0.286527" calcext:value-type="float">
            <text:p>-0.2865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1</text:p>
          </table:table-cell>
          <table:table-cell office:value-type="float" office:value="-0.326658" calcext:value-type="float">
            <text:p>-0.3266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1</text:p>
          </table:table-cell>
          <table:table-cell office:value-type="float" office:value="-0.362281" calcext:value-type="float">
            <text:p>-0.3622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4" calcext:value-type="float">
            <text:p>5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2</text:p>
          </table:table-cell>
          <table:table-cell office:value-type="float" office:value="-0.393151" calcext:value-type="float">
            <text:p>-0.3931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3</text:p>
          </table:table-cell>
          <table:table-cell office:value-type="float" office:value="-0.439897" calcext:value-type="float">
            <text:p>-0.4398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3</text:p>
          </table:table-cell>
          <table:table-cell office:value-type="float" office:value="-0.455528" calcext:value-type="float">
            <text:p>-0.4555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4</text:p>
          </table:table-cell>
          <table:table-cell office:value-type="float" office:value="-0.466014" calcext:value-type="float">
            <text:p>-0.4660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4</text:p>
          </table:table-cell>
          <table:table-cell office:value-type="float" office:value="-0.47111" calcext:value-type="float">
            <text:p>-0.471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5</text:p>
          </table:table-cell>
          <table:table-cell office:value-type="float" office:value="-0.47062" calcext:value-type="float">
            <text:p>-0.470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4" calcext:value-type="float">
            <text:p>6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6</text:p>
          </table:table-cell>
          <table:table-cell office:value-type="float" office:value="-0.452441" calcext:value-type="float">
            <text:p>-0.4524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5" calcext:value-type="float">
            <text:p>6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6</text:p>
          </table:table-cell>
          <table:table-cell office:value-type="float" office:value="-0.434973" calcext:value-type="float">
            <text:p>-0.4349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7</text:p>
          </table:table-cell>
          <table:table-cell office:value-type="float" office:value="-0.411918" calcext:value-type="float">
            <text:p>-0.4119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5" calcext:value-type="float">
            <text:p>6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7</text:p>
          </table:table-cell>
          <table:table-cell office:value-type="float" office:value="-0.383351" calcext:value-type="float">
            <text:p>-0.3833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8</text:p>
          </table:table-cell>
          <table:table-cell office:value-type="float" office:value="-0.349394" calcext:value-type="float">
            <text:p>-0.3493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2" calcext:value-type="float">
            <text:p>6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9</text:p>
          </table:table-cell>
          <table:table-cell office:value-type="float" office:value="-0.265898" calcext:value-type="float">
            <text:p>-0.2658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2" calcext:value-type="float">
            <text:p>6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5:59</text:p>
          </table:table-cell>
          <table:table-cell office:value-type="float" office:value="-0.216604" calcext:value-type="float">
            <text:p>-0.2166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2" calcext:value-type="float">
            <text:p>6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0</text:p>
          </table:table-cell>
          <table:table-cell office:value-type="float" office:value="-0.162116" calcext:value-type="float">
            <text:p>-0.1621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2" calcext:value-type="float">
            <text:p>6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0</text:p>
          </table:table-cell>
          <table:table-cell office:value-type="float" office:value="-0.10268" calcext:value-type="float">
            <text:p>-0.102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1</text:p>
          </table:table-cell>
          <table:table-cell office:value-type="float" office:value="-0.038539" calcext:value-type="float">
            <text:p>-0.0385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2" calcext:value-type="float">
            <text:p>5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2</text:p>
          </table:table-cell>
          <table:table-cell office:value-type="float" office:value="0.10312" calcext:value-type="float">
            <text:p>0.103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2</text:p>
          </table:table-cell>
          <table:table-cell office:value-type="float" office:value="0.180393" calcext:value-type="float">
            <text:p>0.1803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2" calcext:value-type="float">
            <text:p>5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3</text:p>
          </table:table-cell>
          <table:table-cell office:value-type="float" office:value="0.262125" calcext:value-type="float">
            <text:p>0.2621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3</text:p>
          </table:table-cell>
          <table:table-cell office:value-type="float" office:value="0.348071" calcext:value-type="float">
            <text:p>0.3480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4</text:p>
          </table:table-cell>
          <table:table-cell office:value-type="float" office:value="0.437986" calcext:value-type="float">
            <text:p>0.4379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2" calcext:value-type="float">
            <text:p>5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5</text:p>
          </table:table-cell>
          <table:table-cell office:value-type="float" office:value="0.628988" calcext:value-type="float">
            <text:p>0.6289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2" calcext:value-type="float">
            <text:p>5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5</text:p>
          </table:table-cell>
          <table:table-cell office:value-type="float" office:value="0.72983" calcext:value-type="float">
            <text:p>0.729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2" calcext:value-type="float">
            <text:p>5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6</text:p>
          </table:table-cell>
          <table:table-cell office:value-type="float" office:value="0.834396" calcext:value-type="float">
            <text:p>0.8343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2" calcext:value-type="float">
            <text:p>5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6</text:p>
          </table:table-cell>
          <table:table-cell office:value-type="float" office:value="0.942441" calcext:value-type="float">
            <text:p>0.9424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7</text:p>
          </table:table-cell>
          <table:table-cell office:value-type="float" office:value="1.168233" calcext:value-type="float">
            <text:p>1.1682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8</text:p>
          </table:table-cell>
          <table:table-cell office:value-type="float" office:value="1.285735" calcext:value-type="float">
            <text:p>1.2857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8</text:p>
          </table:table-cell>
          <table:table-cell office:value-type="float" office:value="1.406471" calcext:value-type="float">
            <text:p>1.4064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9</text:p>
          </table:table-cell>
          <table:table-cell office:value-type="float" office:value="1.530196" calcext:value-type="float">
            <text:p>1.5301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09</text:p>
          </table:table-cell>
          <table:table-cell office:value-type="float" office:value="1.656665" calcext:value-type="float">
            <text:p>1.6566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0</text:p>
          </table:table-cell>
          <table:table-cell office:value-type="float" office:value="1.9171" calcext:value-type="float">
            <text:p>1.91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1</text:p>
          </table:table-cell>
          <table:table-cell office:value-type="float" office:value="2.050821" calcext:value-type="float">
            <text:p>2.0508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1</text:p>
          </table:table-cell>
          <table:table-cell office:value-type="float" office:value="2.187041" calcext:value-type="float">
            <text:p>2.1870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2</text:p>
          </table:table-cell>
          <table:table-cell office:value-type="float" office:value="2.325515" calcext:value-type="float">
            <text:p>2.3255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2</text:p>
          </table:table-cell>
          <table:table-cell office:value-type="float" office:value="2.465998" calcext:value-type="float">
            <text:p>2.4659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2" calcext:value-type="float">
            <text:p>4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3</text:p>
          </table:table-cell>
          <table:table-cell office:value-type="float" office:value="2.752256" calcext:value-type="float">
            <text:p>2.7522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2" calcext:value-type="float">
            <text:p>4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4</text:p>
          </table:table-cell>
          <table:table-cell office:value-type="float" office:value="2.897786" calcext:value-type="float">
            <text:p>2.8977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2" calcext:value-type="float">
            <text:p>4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4</text:p>
          </table:table-cell>
          <table:table-cell office:value-type="float" office:value="3.04508" calcext:value-type="float">
            <text:p>3.045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2" calcext:value-type="float">
            <text:p>4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5</text:p>
          </table:table-cell>
          <table:table-cell office:value-type="float" office:value="3.193893" calcext:value-type="float">
            <text:p>3.1938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2" calcext:value-type="float">
            <text:p>4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5</text:p>
          </table:table-cell>
          <table:table-cell office:value-type="float" office:value="3.34398" calcext:value-type="float">
            <text:p>3.343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6</text:p>
          </table:table-cell>
          <table:table-cell office:value-type="float" office:value="3.647241" calcext:value-type="float">
            <text:p>3.6472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7</text:p>
          </table:table-cell>
          <table:table-cell office:value-type="float" office:value="3.800169" calcext:value-type="float">
            <text:p>3.8001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7</text:p>
          </table:table-cell>
          <table:table-cell office:value-type="float" office:value="3.954127" calcext:value-type="float">
            <text:p>3.9541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8</text:p>
          </table:table-cell>
          <table:table-cell office:value-type="float" office:value="4.108869" calcext:value-type="float">
            <text:p>4.1088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8</text:p>
          </table:table-cell>
          <table:table-cell office:value-type="float" office:value="4.26415" calcext:value-type="float">
            <text:p>4.264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26:19</text:p>
          </table:table-cell>
          <table:table-cell office:value-type="float" office:value="4.575594" calcext:value-type="float">
            <text:p>4.5755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16:37:36.326750986</dc:date>
    <meta:editing-duration>PT51S</meta:editing-duration>
    <meta:editing-cycles>1</meta:editing-cycles>
    <meta:document-statistic meta:table-count="1" meta:cell-count="278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26cm" svg:y="3.946cm" style:legend-expansion="high" chart:style-name="ch2"/>
        <chart:plot-area chart:style-name="ch3" table:cell-range-address="'25052023-162247'.C1:'25052023-162247'.D348" chart:data-source-has-labels="row" svg:x="0.32cm" svg:y="0.18cm" svg:width="12.386cm" svg:height="8.64cm">
          <chart:coordinate-region svg:x="0.889cm" svg:y="0.382cm" svg:width="11.817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5052023-162247'.C2:'25052023-162247'.C348" chart:label-cell-address="'25052023-162247'.C1:'25052023-162247'.C1" chart:class="chart:line">
            <chart:data-point chart:repeated="347"/>
          </chart:series>
          <chart:series chart:style-name="ch7" chart:values-cell-range-address="'25052023-162247'.D2:'25052023-162247'.D348" chart:label-cell-address="'25052023-162247'.D1:'25052023-162247'.D1" chart:class="chart:line">
            <chart:data-point chart:repeated="3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pthNow</text:p>
                <draw:g>
                  <svg:desc>'25052023-162247'.C1:'25052023-162247'.C1</svg:desc>
                </draw:g>
              </table:table-cell>
              <table:table-cell office:value-type="string">
                <text:p>DesDepth</text:p>
                <draw:g>
                  <svg:desc>'25052023-162247'.D1:'25052023-162247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5052023-162247'.C2:'25052023-162247'.C348</svg:desc>
                </draw:g>
              </table:table-cell>
              <table:table-cell office:value-type="float" office:value="0">
                <text:p>0</text:p>
                <draw:g>
                  <svg:desc>'25052023-162247'.D2:'25052023-162247'.D3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35">
                <text:p>0.000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69">
                <text:p>0.00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332">
                <text:p>0.003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855">
                <text:p>0.005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457">
                <text:p>0.009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408">
                <text:p>0.020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7758">
                <text:p>0.027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6578">
                <text:p>0.036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6991">
                <text:p>0.046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9094">
                <text:p>0.0590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8666">
                <text:p>0.088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889">
                <text:p>0.105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4901">
                <text:p>0.1249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5726">
                <text:p>0.145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8364">
                <text:p>0.168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9005">
                <text:p>0.21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6764">
                <text:p>0.246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6311">
                <text:p>0.276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7573">
                <text:p>0.307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0452">
                <text:p>0.340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0694">
                <text:p>0.4106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7811">
                <text:p>0.447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6423">
                <text:p>0.486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6358">
                <text:p>0.526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7445">
                <text:p>0.567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52484">
                <text:p>0.652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6192">
                <text:p>0.696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0856">
                <text:p>0.740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6254">
                <text:p>0.786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2167">
                <text:p>0.832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4875">
                <text:p>0.924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1425">
                <text:p>0.971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8269">
                <text:p>1.018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65187">
                <text:p>1.065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11957">
                <text:p>1.111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04396">
                <text:p>1.204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49819">
                <text:p>1.249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94874">
                <text:p>1.294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39366">
                <text:p>1.3393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26072">
                <text:p>1.426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6804">
                <text:p>1.46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9249">
                <text:p>1.509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49552">
                <text:p>1.549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88801">
                <text:p>1.588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63697">
                <text:p>1.663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991">
                <text:p>1.6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33302">
                <text:p>1.733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6623">
                <text:p>1.76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9781">
                <text:p>1.79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56781">
                <text:p>1.856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3927">
                <text:p>1.8839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09677">
                <text:p>1.9096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3403">
                <text:p>1.93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57011">
                <text:p>1.957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9893">
                <text:p>1.998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17624">
                <text:p>2.017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3497">
                <text:p>2.03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51042">
                <text:p>2.0510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5938">
                <text:p>2.065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92496">
                <text:p>2.092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03937">
                <text:p>2.103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14325">
                <text:p>2.114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23806">
                <text:p>2.1238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32529">
                <text:p>2.132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48135">
                <text:p>2.148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54995">
                <text:p>2.1549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61463">
                <text:p>2.1614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67711">
                <text:p>2.1677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73909">
                <text:p>2.1739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86674">
                <text:p>2.186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9324">
                <text:p>2.19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00173">
                <text:p>2.200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07621">
                <text:p>2.207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15731">
                <text:p>2.2157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34375">
                <text:p>2.234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44788">
                <text:p>2.244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56131">
                <text:p>2.256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68504">
                <text:p>2.268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82003">
                <text:p>2.2820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12603">
                <text:p>2.312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29459">
                <text:p>2.329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47516">
                <text:p>2.347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66822">
                <text:p>2.3668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87402">
                <text:p>2.387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32384">
                <text:p>2.432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56541">
                <text:p>2.4565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81972">
                <text:p>2.481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08652">
                <text:p>2.508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36533">
                <text:p>2.536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9575">
                <text:p>2.59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2684">
                <text:p>2.626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59082">
                <text:p>2.6590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92378">
                <text:p>2.692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26629">
                <text:p>2.726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9763">
                <text:p>2.797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34135">
                <text:p>2.834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71473">
                <text:p>2.871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09497">
                <text:p>2.909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94806">
                <text:p>2.948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26361">
                <text:p>3.026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65856">
                <text:p>3.065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05742">
                <text:p>3.105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45848">
                <text:p>3.1458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86003">
                <text:p>3.1860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265947">
                <text:p>3.2659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0549">
                <text:p>3.305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344911">
                <text:p>3.344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84062">
                <text:p>3.384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22796">
                <text:p>3.422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98574">
                <text:p>3.4985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535373">
                <text:p>3.535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571217">
                <text:p>3.571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0586">
                <text:p>3.605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639057">
                <text:p>3.6390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700381">
                <text:p>3.7003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728262">
                <text:p>3.728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754452">
                <text:p>3.754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778708">
                <text:p>3.778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00807">
                <text:p>3.8008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837949">
                <text:p>3.837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852746">
                <text:p>3.852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144">
                <text:p>3.865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875041">
                <text:p>3.8750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882367">
                <text:p>3.882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89153">
                <text:p>3.889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88541">
                <text:p>3.8885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85331">
                <text:p>3.885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79574">
                <text:p>3.8795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71342">
                <text:p>3.8713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47749">
                <text:p>3.847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832632">
                <text:p>3.832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815384">
                <text:p>3.815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96201">
                <text:p>3.796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52615">
                <text:p>3.7526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28458">
                <text:p>3.7284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02734">
                <text:p>3.702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75686">
                <text:p>3.6756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4756">
                <text:p>3.647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588809">
                <text:p>3.588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558429">
                <text:p>3.558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527289">
                <text:p>3.527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95635">
                <text:p>3.495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463712">
                <text:p>3.463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399791">
                <text:p>3.399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368039">
                <text:p>3.3680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336557">
                <text:p>3.336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305589">
                <text:p>3.305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7538">
                <text:p>3.27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17977">
                <text:p>3.217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91027">
                <text:p>3.191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165351">
                <text:p>3.165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41194">
                <text:p>3.141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18801">
                <text:p>3.118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80042">
                <text:p>3.0800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63921">
                <text:p>3.0639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50079">
                <text:p>3.050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03876">
                <text:p>3.03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30209">
                <text:p>3.030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022149">
                <text:p>3.022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022884">
                <text:p>3.022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026975">
                <text:p>3.026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03457">
                <text:p>3.03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045767">
                <text:p>3.0457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079185">
                <text:p>3.079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101162">
                <text:p>3.101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126764">
                <text:p>3.126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155919">
                <text:p>3.1559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188529">
                <text:p>3.188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26367">
                <text:p>3.26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305958">
                <text:p>3.3059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51552">
                <text:p>3.351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400209">
                <text:p>3.400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451684">
                <text:p>3.4516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56235">
                <text:p>3.56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21297">
                <text:p>3.621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682792">
                <text:p>3.682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4659">
                <text:p>3.74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12446">
                <text:p>3.812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49597">
                <text:p>3.949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020647">
                <text:p>4.020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09351">
                <text:p>4.09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167941">
                <text:p>4.1679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243695">
                <text:p>4.2436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98437">
                <text:p>4.398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47718">
                <text:p>4.47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557001">
                <text:p>4.557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637655">
                <text:p>4.637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18897">
                <text:p>4.7188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88241">
                <text:p>4.88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64436">
                <text:p>4.964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046781">
                <text:p>5.046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129199">
                <text:p>5.129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211445">
                <text:p>5.211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374688">
                <text:p>5.374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45544">
                <text:p>5.45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535776">
                <text:p>5.535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61545">
                <text:p>5.615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694217">
                <text:p>5.694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848298">
                <text:p>5.848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923366">
                <text:p>5.9233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997283">
                <text:p>5.997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069802">
                <text:p>6.0698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140681">
                <text:p>6.1406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276778">
                <text:p>6.276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341752">
                <text:p>6.341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404815">
                <text:p>6.404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465722">
                <text:p>6.465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524228">
                <text:p>6.524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633302">
                <text:p>6.633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683625">
                <text:p>6.683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731229">
                <text:p>6.731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775868">
                <text:p>6.7758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817297">
                <text:p>6.817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889793">
                <text:p>6.889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920614">
                <text:p>6.9206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947833">
                <text:p>6.9478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971206">
                <text:p>6.971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990488">
                <text:p>6.990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016041">
                <text:p>7.0160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022069">
                <text:p>7.0220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023514">
                <text:p>7.023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020182">
                <text:p>7.020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998744">
                <text:p>6.9987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980884">
                <text:p>6.980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958197">
                <text:p>6.958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930732">
                <text:p>6.9307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898588">
                <text:p>6.898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820629">
                <text:p>6.820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775059">
                <text:p>6.7750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724932">
                <text:p>6.724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670493">
                <text:p>6.670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611987">
                <text:p>6.611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483509">
                <text:p>6.483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413782">
                <text:p>6.413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340233">
                <text:p>6.340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263107">
                <text:p>6.263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182649">
                <text:p>6.1826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012472">
                <text:p>6.012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922998">
                <text:p>5.922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830437">
                <text:p>5.830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735034">
                <text:p>5.735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637034">
                <text:p>5.637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433978">
                <text:p>5.433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329167">
                <text:p>5.329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222004">
                <text:p>5.222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112734">
                <text:p>5.112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01602">
                <text:p>5.0016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774487">
                <text:p>4.774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658749">
                <text:p>4.658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41394">
                <text:p>4.541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22667">
                <text:p>4.422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302813">
                <text:p>4.3028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60459">
                <text:p>4.060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938204">
                <text:p>3.938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815067">
                <text:p>3.815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691293">
                <text:p>3.691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567127">
                <text:p>3.567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18354">
                <text:p>3.318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193992">
                <text:p>3.193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69483">
                <text:p>3.069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945072">
                <text:p>2.945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21004">
                <text:p>2.821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574632">
                <text:p>2.574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452573">
                <text:p>2.452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331102">
                <text:p>2.331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210464">
                <text:p>2.210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090904">
                <text:p>2.090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55753">
                <text:p>1.855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40407">
                <text:p>1.740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26384">
                <text:p>1.626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13929">
                <text:p>1.513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403287">
                <text:p>1.403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188177">
                <text:p>1.188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83954">
                <text:p>1.0839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81789">
                <text:p>0.9817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81927">
                <text:p>0.8819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84613">
                <text:p>0.7846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98364">
                <text:p>0.598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09674">
                <text:p>0.509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23777">
                <text:p>0.423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40918">
                <text:p>0.340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61342">
                <text:p>0.2613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2774">
                <text:p>0.1127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4027">
                <text:p>0.044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21192">
                <text:p>-0.021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82638">
                <text:p>-0.0826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140066">
                <text:p>-0.140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242133">
                <text:p>-0.242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286527">
                <text:p>-0.2865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326658">
                <text:p>-0.326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362281">
                <text:p>-0.362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393151">
                <text:p>-0.393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439897">
                <text:p>-0.4398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455528">
                <text:p>-0.455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466014">
                <text:p>-0.466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47111">
                <text:p>-0.47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47062">
                <text:p>-0.47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452441">
                <text:p>-0.452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434973">
                <text:p>-0.4349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411918">
                <text:p>-0.411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383351">
                <text:p>-0.383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349394">
                <text:p>-0.349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65898">
                <text:p>-0.2658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16604">
                <text:p>-0.2166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62116">
                <text:p>-0.162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10268">
                <text:p>-0.10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38539">
                <text:p>-0.038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0312">
                <text:p>0.10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80393">
                <text:p>0.180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62125">
                <text:p>0.262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48071">
                <text:p>0.3480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37986">
                <text:p>0.4379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8988">
                <text:p>0.628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2983">
                <text:p>0.729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34396">
                <text:p>0.834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42441">
                <text:p>0.942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68233">
                <text:p>1.168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285735">
                <text:p>1.28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406471">
                <text:p>1.406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30196">
                <text:p>1.530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656665">
                <text:p>1.656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171">
                <text:p>1.9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050821">
                <text:p>2.050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187041">
                <text:p>2.1870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325515">
                <text:p>2.325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465998">
                <text:p>2.465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752256">
                <text:p>2.75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897786">
                <text:p>2.897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04508">
                <text:p>3.04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193893">
                <text:p>3.193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4398">
                <text:p>3.34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647241">
                <text:p>3.647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800169">
                <text:p>3.800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954127">
                <text:p>3.954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108869">
                <text:p>4.108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26415">
                <text:p>4.26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575594">
                <text:p>4.57559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